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d22" officeooo:paragraph-rsid="00138d22"/>
    </style:style>
    <style:style style:name="P2" style:family="paragraph" style:parent-style-name="Standard">
      <style:text-properties officeooo:rsid="00149a82" officeooo:paragraph-rsid="00149a82"/>
    </style:style>
    <style:style style:name="P3" style:family="paragraph" style:parent-style-name="Standard">
      <style:text-properties officeooo:rsid="00156d2e" officeooo:paragraph-rsid="00156d2e"/>
    </style:style>
    <style:style style:name="P4" style:family="paragraph" style:parent-style-name="Standard">
      <style:text-properties officeooo:rsid="0018a45e" officeooo:paragraph-rsid="0018a45e"/>
    </style:style>
    <style:style style:name="P5" style:family="paragraph" style:parent-style-name="Standard">
      <style:text-properties officeooo:rsid="001aa0e1" officeooo:paragraph-rsid="001aa0e1"/>
    </style:style>
    <style:style style:name="P6" style:family="paragraph" style:parent-style-name="Standard">
      <style:text-properties officeooo:rsid="001bbf0d" officeooo:paragraph-rsid="001bbf0d"/>
    </style:style>
    <style:style style:name="P7" style:family="paragraph" style:parent-style-name="Standard">
      <style:text-properties officeooo:rsid="001d1dbe" officeooo:paragraph-rsid="001d1dbe"/>
    </style:style>
    <style:style style:name="P8" style:family="paragraph" style:parent-style-name="Standard" style:list-style-name="L1">
      <style:text-properties officeooo:rsid="00138d22" officeooo:paragraph-rsid="00138d22"/>
    </style:style>
    <style:style style:name="P9" style:family="paragraph" style:parent-style-name="Standard">
      <style:text-properties officeooo:rsid="001d1dbe" officeooo:paragraph-rsid="001d1dbe"/>
    </style:style>
    <style:style style:name="P10" style:family="paragraph" style:parent-style-name="Standard">
      <style:text-properties officeooo:rsid="001d8369" officeooo:paragraph-rsid="001d8369"/>
    </style:style>
    <style:style style:name="P11" style:family="paragraph" style:parent-style-name="Standard">
      <style:text-properties officeooo:rsid="001e3fb0" officeooo:paragraph-rsid="001e3fb0"/>
    </style:style>
    <style:style style:name="P12" style:family="paragraph" style:parent-style-name="Text_20_body" style:list-style-name="L2">
      <style:text-properties officeooo:paragraph-rsid="00156d2e"/>
    </style:style>
    <style:style style:name="P13" style:family="paragraph" style:parent-style-name="Preformatted_20_Text" style:list-style-name="L2">
      <style:text-properties officeooo:paragraph-rsid="00156d2e"/>
    </style:style>
    <style:style style:name="T1" style:family="text">
      <style:text-properties officeooo:rsid="00156d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b2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6959764" text:style-name="L1">
        <text:list-item>
          <text:p text:style-name="P8">git init – creates a local repository</text:p>
        </text:list-item>
        <text:list-item>
          <text:p text:style-name="P8">git add – add a file into the staging area</text:p>
        </text:list-item>
        <text:list-item>
          <text:p text:style-name="P8">git commit – creat a commit </text:p>
        </text:list-item>
        <text:list-item>
          <text:p text:style-name="P8"><text:span text:style-name="Strong_20_Emphasis"><text:span text:style-name="T2">git commit — m “Mi primer commit”</text:span></text:span></text:p>
        </text:list-item>
        <text:list-item>
          <text:p text:style-name="P8">git status – check current commit, modified files..</text:p>
        </text:list-item>
        <text:list-item>
          <text:p text:style-name="P8">git log – check latest commits</text:p>
        </text:list-item>
        <text:list-item>
          <text:p text:style-name="P8">git show – show last commit</text:p>
        </text:list-item>
        <text:list-item>
          <text:p text:style-name="P8">git branch – creates new branch</text:p>
        </text:list-item>
        <text:list-item>
          <text:p text:style-name="P8">git checkout – changes the current active branch </text:p>
        </text:list-item>
      </text:list>
      <text:p text:style-name="P1"/>
      <text:p text:style-name="P2">Merging:</text:p>
      <text:p text:style-name="P2">$ git checkout testing – gets into the testing branch</text:p>
      <text:p text:style-name="P2">$git checkout master – gets into the principal branch</text:p>
      <text:p text:style-name="P2">$git merge --no--ff testing <text:s text:c="2"/>---merge both keeping track of changings (allways use –no—ff!)</text:p>
      <text:p text:style-name="P2"/>
      <text:p text:style-name="P2"/>
      <text:p text:style-name="P2">Every command page: <text:a xlink:type="simple" xlink:href="http://justinhileman.info/article/git-pretty/" text:style-name="Internet_20_link" text:visited-style-name="Visited_20_Internet_20_Link">http://justinhileman.info/article/git-pretty/</text:a></text:p>
      <text:p text:style-name="P2"/>
      <text:p text:style-name="P3">Cloning: (Ezample with DS repo)</text:p>
      <text:p text:style-name="P3">$ git clone <text:a xlink:type="simple" xlink:href="https://github.com/vfp1/bts-mbds-data-science-foundations-2019" text:style-name="Internet_20_link" text:visited-style-name="Visited_20_Internet_20_Link">https://github.com/vfp1/bts-mbds-data-science-foundations-2019</text:a></text:p>
      <text:p text:style-name="P3">$ git fetch – update changes</text:p>
      <text:p text:style-name="P3">$ git checkout master</text:p>
      <text:p text:style-name="P3">$ git merge –ff-only origin/master</text:p>
      <text:p text:style-name="P3"/>
      <text:p text:style-name="P3"/>
      <text:p text:style-name="P3">Syncing a fork:</text:p>
      <text:list xml:id="list1607173896" text:style-name="L2">
        <text:list-item>
          <text:p text:style-name="P12"><text:span text:style-name="T1">Fetch the branches and their respective commits from the upstream repository. Commits to </text:span><text:span text:style-name="Source_20_Text"><text:span text:style-name="T1">master</text:span></text:span><text:span text:style-name="T1"> will be stored in a local branch, </text:span><text:span text:style-name="Source_20_Text"><text:span text:style-name="T1">upstream/master</text:span></text:span><text:span text:style-name="T1">.</text:span></text:p>
          <text:p text:style-name="P13"><text:span text:style-name="Source_20_Text">$ git fetch upstream</text:span></text:p>
        </text:list-item>
        <text:list-item>
          <text:p text:style-name="P12">Check out your fork's local <text:span text:style-name="Source_20_Text">master</text:span> branch.</text:p>
          <text:p text:style-name="P13"><text:span text:style-name="Source_20_Text">$ git checkout master</text:span></text:p>
        </text:list-item>
        <text:list-item>
          <text:p text:style-name="P12">Merge the changes from <text:span text:style-name="Source_20_Text">upstream/master</text:span> into your local <text:span text:style-name="Source_20_Text">master</text:span> branch. This brings your fork's <text:span text:style-name="Source_20_Text">master</text:span> branch into sync with the upstream repository, without losing your local changes.</text:p>
          <text:p text:style-name="P13"><text:span text:style-name="Source_20_Text">$ git merge upstream/master</text:span></text:p>
        </text:list-item>
        <text:list-item>
          <text:p text:style-name="P12"/>
        </text:list-item>
        <text:list-item>
          <text:p text:style-name="P12"/>
        </text:list-item>
      </text:list>
      <text:p text:style-name="P4">git remote -v <text:s text:c="2"/>-para ver origin y <text:span text:style-name="T3">upstream</text:span></text:p>
      <text:p text:style-name="P6">git remote set-url origin <text:s/>---para modificar el origin</text:p>
      <text:p text:style-name="P6"/>
      <text:p text:style-name="P6">git fetch origin para actualizar y bajar todo a local</text:p>
      <text:p text:style-name="P6">git fetch upstream para actualizar tb</text:p>
      <text:p text:style-name="P6"/>
      <text:p text:style-name="P6">get diff –name-only <text:s/>para ver diferencias entre origin y upstream</text:p>
      <text:p text:style-name="P6"/>
      <text:p text:style-name="P5"><text:soft-page-break/>git add (lo que agregues)</text:p>
      <text:p text:style-name="P5">git status</text:p>
      <text:p text:style-name="P5">git commit -m “mensage”</text:p>
      <text:p text:style-name="P5">git push origin</text:p>
      <text:p text:style-name="P5"/>
      <text:p text:style-name="P5"/>
      <text:p text:style-name="P7">para copiar el repo de Victor en Git:</text:p>
      <text:p text:style-name="P7"/>
      <text:p text:style-name="P7">git fetch upstream</text:p>
      <text:p text:style-name="P7">git pull upstream master</text:p>
      <text:p text:style-name="P7"/>
      <text:p text:style-name="P7"/>
      <text:p text:style-name="P10">como crear un enviroment:</text:p>
      <text:p text:style-name="P10">conda create --clone base --name mystats</text:p>
      <text:p text:style-name="P10"/>
      <text:p text:style-name="P10">para lstar enviroments:</text:p>
      <text:p text:style-name="P10">conda env list</text:p>
      <text:p text:style-name="P10"/>
      <text:p text:style-name="P10">lista de todos los paquetes que instalé en el enviroment:</text:p>
      <text:p text:style-name="P10">conda list</text:p>
      <text:p text:style-name="P10"/>
      <text:p text:style-name="P10">reinstalar conda</text:p>
      <text:p text:style-name="P10"/>
      <text:p text:style-name="P10"/>
      <text:p text:style-name="P10">para update conda</text:p>
      <text:p text:style-name="P10">conda update conda</text:p>
      <text:p text:style-name="P10"/>
      <text:p text:style-name="P11">conda cheat sheet:</text:p>
      <text:p text:style-name="P10"><text:a xlink:type="simple" xlink:href="https://docs.conda.io/projects/conda/en/4.6.0/_downloads/52a95608c49671267e40c689e0bc00ca/conda-cheatsheet.pdf" text:style-name="Internet_20_link" text:visited-style-name="Visited_20_Internet_20_Link">https://docs.conda.io/projects/conda/en/4.6.0/_downloads/52a95608c49671267e40c689e0bc00ca/conda-cheatsheet.pdf</text:a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20:26.093420576</meta:creation-date>
    <meta:generator>LibreOffice/6.2.7.1$Linux_X86_64 LibreOffice_project/20$Build-1</meta:generator>
    <dc:date>2019-11-07T09:28:46.569241460</dc:date>
    <meta:editing-duration>PT57M49S</meta:editing-duration>
    <meta:editing-cycles>5</meta:editing-cycles>
    <meta:document-statistic meta:table-count="0" meta:image-count="0" meta:object-count="0" meta:page-count="2" meta:paragraph-count="51" meta:word-count="319" meta:character-count="2009" meta:non-whitespace-character-count="1743"/>
  </office:meta>
</office:document-meta>
</file>